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d25" officeooo:paragraph-rsid="00037d25"/>
    </style:style>
    <style:style style:name="P2" style:family="paragraph" style:parent-style-name="Standard">
      <style:text-properties officeooo:paragraph-rsid="00037d25"/>
    </style:style>
    <style:style style:name="P3" style:family="paragraph" style:parent-style-name="Standard">
      <style:text-properties officeooo:paragraph-rsid="00056328"/>
    </style:style>
    <style:style style:name="P4" style:family="paragraph" style:parent-style-name="Standard">
      <style:text-properties officeooo:rsid="00056328" officeooo:paragraph-rsid="00056328"/>
    </style:style>
    <style:style style:name="T1" style:family="text">
      <style:text-properties officeooo:rsid="00037d25"/>
    </style:style>
    <style:style style:name="T2" style:family="text">
      <style:text-properties officeooo:rsid="000524f1"/>
    </style:style>
    <style:style style:name="T3" style:family="text">
      <style:text-properties officeooo:rsid="00064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01) A saída será soma = 91.</text:p>
      <text:p text:style-name="P1"/>
      <text:p text:style-name="P2"><text:span text:style-name="T1">03) </text:span>3) Descubra a lógica e complete o próximo elemento:</text:p>
      <text:p text:style-name="P2">a) 1, 3, 5, 7, __<text:span text:style-name="T1">9</text:span>_ </text:p>
      <text:p text:style-name="P2">b) 2, 4, 8, 16, 32, 64, __<text:span text:style-name="T1">128</text:span>__ </text:p>
      <text:p text:style-name="P2">c) 0, 1, 4, 9, 16, 25, 36, ___<text:span text:style-name="T1">57</text:span>_</text:p>
      <text:p text:style-name="P2">d) 4, 16, 36, 64, __<text:span text:style-name="T1">100</text:span>__</text:p>
      <text:p text:style-name="P2">e) 1, 1, 2, 3, 5, 8, __<text:span text:style-name="T2">13</text:span>__ </text:p>
      <text:p text:style-name="P2">f) 2,10, 12, 16, 17, 18, 19, ___<text:span text:style-name="T2">27</text:span>_ </text:p>
      <text:p text:style-name="P2"/>
      <text:p text:style-name="P3">4 - Dois veículos (um carro e um caminhão) saem respectivamente de cidades opostas pela mesma rodovia. O carro de Ribeirão Preto em direção a Franca, a uma velocidade constante de 110 km/h e o caminhão de Franca em direção a Ribeirão Preto a uma velocidade constante de 80 km/h. Quando eles se cruzarem na rodovia, qual estará mais próximo a cidade de Ribeirão Preto? </text:p>
      <text:p text:style-name="P3"/>
      <text:p text:style-name="P3">IMPORTANTE: </text:p>
      <text:p text:style-name="P3">a) Considerar a distância de 100km entre a cidade de Ribeirão Preto &lt;-&gt; Franca. </text:p>
      <text:p text:style-name="P3">b) Considerar 2 pedágios como obstáculo e que o caminhão leva 5 minutos a mais para passar em cada um deles e o carro possui tag de pedágio (Sem Parar) </text:p>
      <text:p text:style-name="P3">c) Explique como chegou no resultado.</text:p>
      <text:p text:style-name="P3"/>
      <text:p text:style-name="P4">R: Se eles se cruzaram na rodovia estão a mesma distância <text:span text:style-name="T3">da cidade de Ribeirão Pre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09:51:19.852613452</meta:creation-date>
    <dc:date>2023-03-28T10:17:08.281222725</dc:date>
    <meta:editing-duration>PT4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94" meta:character-count="991" meta:non-whitespace-character-count="803"/>
  </office:meta>
</office:document-meta>
</file>